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Loader.getFo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Loader.isType1( String fon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Loader.openFontUri( FontResolver resolver ,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ontLoader.FontLoader( String fontFileURI , boolean embedded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Loader.loadFont( URL fontUrl , String subFontName , boolean embedded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Loader.loadFont( String fontFileURI , String subFontName , boolean embedded , Font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ntLoader.loadFont( File fontFile , String subFontName , boolean embedded , Fo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